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0%" draw:opacity-name="" draw:textarea-horizontal-align="justify" draw:textarea-vertical-align="middle" draw:auto-grow-height="false" fo:min-height="1.02cm" fo:min-width="0.64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0cm" fo:min-width="0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143cm" svg:height="1.27cm" svg:x="12.938cm" svg:y="4.42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938cm" svg:height="1.115cm" svg:x="13.016cm" svg:y="4.556cm">
            <draw:text-box>
              <text:p>X</text:p>
            </draw:text-box>
          </draw:frame>
          <draw:line draw:style-name="gr3" draw:text-style-name="P3" draw:layer="layout" svg:x1="11.922cm" svg:y1="5.064cm" svg:x2="12.938cm" svg:y2="5.064cm">
            <text:p/>
          </draw:line>
          <draw:line draw:style-name="gr3" draw:text-style-name="P3" draw:layer="layout" svg:x1="14.081cm" svg:y1="5.064cm" svg:x2="15.097cm" svg:y2="5.064cm">
            <text:p/>
          </draw:line>
        </draw:g>
        <draw:g>
          <draw:custom-shape draw:style-name="gr1" draw:text-style-name="P1" draw:layer="layout" svg:width="1.143cm" svg:height="1.27cm" svg:x="7.985cm" svg:y="4.30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938cm" svg:height="1.115cm" svg:x="8.063cm" svg:y="4.429cm">
            <draw:text-box>
              <text:p>Y</text:p>
            </draw:text-box>
          </draw:frame>
          <draw:line draw:style-name="gr3" draw:text-style-name="P3" draw:layer="layout" svg:x1="6.969cm" svg:y1="4.937cm" svg:x2="7.985cm" svg:y2="4.937cm">
            <text:p/>
          </draw:line>
          <draw:line draw:style-name="gr3" draw:text-style-name="P3" draw:layer="layout" svg:x1="9.128cm" svg:y1="4.937cm" svg:x2="10.144cm" svg:y2="4.937cm">
            <text:p/>
          </draw:line>
        </draw:g>
        <draw:g>
          <draw:custom-shape draw:style-name="gr1" draw:text-style-name="P1" draw:layer="layout" svg:width="1.143cm" svg:height="1.27cm" svg:x="4.429cm" svg:y="4.55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938cm" svg:height="1.115cm" svg:x="4.507cm" svg:y="4.683cm">
            <draw:text-box>
              <text:p>Z</text:p>
            </draw:text-box>
          </draw:frame>
          <draw:line draw:style-name="gr3" draw:text-style-name="P3" draw:layer="layout" svg:x1="3.413cm" svg:y1="5.191cm" svg:x2="4.429cm" svg:y2="5.191cm">
            <text:p/>
          </draw:line>
          <draw:line draw:style-name="gr3" draw:text-style-name="P3" draw:layer="layout" svg:x1="5.572cm" svg:y1="5.191cm" svg:x2="6.588cm" svg:y2="5.191cm">
            <text:p/>
          </draw:line>
        </draw:g>
        <draw:g>
          <draw:custom-shape draw:style-name="gr1" draw:text-style-name="P1" draw:layer="layout" svg:width="1.143cm" svg:height="1.27cm" svg:x="4.429cm" svg:y="6.3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938cm" svg:height="1.115cm" svg:x="4.507cm" svg:y="6.461cm">
            <draw:text-box>
              <text:p>H</text:p>
            </draw:text-box>
          </draw:frame>
          <draw:line draw:style-name="gr3" draw:text-style-name="P3" draw:layer="layout" svg:x1="3.413cm" svg:y1="6.969cm" svg:x2="4.429cm" svg:y2="6.969cm">
            <text:p/>
          </draw:line>
          <draw:line draw:style-name="gr3" draw:text-style-name="P3" draw:layer="layout" svg:x1="5.572cm" svg:y1="6.969cm" svg:x2="6.588cm" svg:y2="6.969cm">
            <text:p/>
          </draw:line>
        </draw:g>
        <draw:g>
          <draw:line draw:style-name="gr3" draw:text-style-name="P3" draw:layer="measurelines" svg:x1="7.985cm" svg:y1="6.334cm" svg:x2="10.525cm" svg:y2="6.334cm">
            <text:p/>
          </draw:line>
          <draw:line draw:style-name="gr3" draw:text-style-name="P3" draw:layer="measurelines" svg:x1="7.985cm" svg:y1="7.223cm" svg:x2="10.525cm" svg:y2="7.223cm">
            <text:p/>
          </draw:line>
          <draw:custom-shape draw:style-name="gr4" draw:text-style-name="P4" draw:layer="measurelines" svg:width="0.508cm" svg:height="0.508cm" svg:x="9.001cm" svg:y="6.969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line draw:style-name="gr3" draw:text-style-name="P3" draw:layer="measurelines" svg:x1="9.255cm" svg:y1="6.334cm" svg:x2="9.255cm" svg:y2="7.477cm">
            <text:p/>
          </draw:line>
          <draw:custom-shape draw:style-name="gr5" draw:text-style-name="P5" draw:layer="measurelines" svg:width="0.254cm" svg:height="0.254cm" svg:x="9.128cm" svg:y="6.207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</draw:g>
        <draw:line draw:style-name="gr3" draw:text-style-name="P3" draw:layer="measurelines" svg:x1="5.953cm" svg:y1="10.399cm" svg:x2="8.493cm" svg:y2="10.399cm">
          <text:p/>
        </draw:line>
        <draw:line draw:style-name="gr3" draw:text-style-name="P3" draw:layer="measurelines" svg:x1="5.953cm" svg:y1="11.288cm" svg:x2="8.493cm" svg:y2="11.288cm">
          <text:p/>
        </draw:line>
        <draw:custom-shape draw:style-name="gr4" draw:text-style-name="P4" draw:layer="measurelines" svg:width="0.508cm" svg:height="0.508cm" svg:x="6.969cm" svg:y="11.03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3" draw:text-style-name="P3" draw:layer="measurelines" svg:x1="7.223cm" svg:y1="10.399cm" svg:x2="7.223cm" svg:y2="11.542cm">
          <text:p/>
        </draw:line>
        <draw:custom-shape draw:style-name="gr5" draw:text-style-name="P5" draw:layer="measurelines" svg:width="0.254cm" svg:height="0.254cm" svg:x="7.096cm" svg:y="10.27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21:36:46.006189540</meta:creation-date>
    <dc:date>2017-08-01T22:22:36.423420623</dc:date>
    <meta:editing-duration>PT11M2S</meta:editing-duration>
    <meta:editing-cycles>4</meta:editing-cycles>
    <meta:generator>LibreOffice/5.3.4.2$Linux_X86_64 LibreOffice_project/30m0$Build-2</meta:generator>
    <meta:document-statistic meta:object-count="31"/>
  </office:meta>
</office:document-meta>
</file>